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3"/>
    <style:style style:name="P5" style:family="paragraph" style:parent-style-name="Standard">
      <style:text-properties style:font-name="Liberation Serif"/>
    </style:style>
    <style:style style:name="P6" style:family="paragraph" style:parent-style-name="Standard" style:list-style-name="L3"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ves:</text:p>
      <text:list xml:id="list39011930" text:style-name="L1">
        <text:list-item>
          <text:p text:style-name="P2">pool lifespan sets by strain, genotype into distinct sets</text:p>
          <text:list>
            <text:list-item>
              <text:p text:style-name="P2">use frozen stock database to get relevant genotype of a strain</text:p>
            </text:list-item>
          </text:list>
        </text:list-item>
        <text:list-item>
          <text:p text:style-name="P2">analyze sets (pooled and unpooled)</text:p>
          <text:list>
            <text:list-item>
              <text:p text:style-name="P2">calculate statistics vs reference</text:p>
            </text:list-item>
            <text:list-item>
              <text:p text:style-name="P2">generate survival plots vs reference</text:p>
            </text:list-item>
          </text:list>
        </text:list-item>
        <text:list-item>
          <text:p text:style-name="P2">provide web interface to:</text:p>
          <text:list>
            <text:list-item>
              <text:p text:style-name="P2">display lifespan statistics for sets</text:p>
            </text:list-item>
            <text:list-item>
              <text:p text:style-name="P2">search sets for specific strains or genes</text:p>
            </text:list-item>
            <text:list-item>
              <text:p text:style-name="P2">export raw lifespan data for specific sets</text:p>
            </text:list-item>
            <text:list-item>
              <text:p text:style-name="P2">allow reviewers access to data</text:p>
            </text:list-item>
          </text:list>
        </text:list-item>
      </text:list>
      <text:p text:style-name="Standard">Issues:</text:p>
      <text:list xml:id="list1292517792" text:style-name="L2">
        <text:list-item>
          <text:p text:style-name="P3">experiment files often have more than one reference </text:p>
          <text:list>
            <text:list-item>
              <text:p text:style-name="P3">file may have MATalpha and MATa references</text:p>
            </text:list-item>
            <text:list-item>
              <text:p text:style-name="P3">one may apply only to a subset of rows</text:p>
            </text:list-item>
          </text:list>
        </text:list-item>
        <text:list-item>
          <text:p text:style-name="P3">strain names in experiment files may not have entries in frozen stock files</text:p>
          <text:list>
            <text:list-item>
              <text:p text:style-name="P3">a person may accidentally name a set in the experiment file with a frozen stock name</text:p>
            </text:list-item>
          </text:list>
        </text:list-item>
        <text:list-item>
          <text:p text:style-name="P3">medias in experiment files may be inconsistent</text:p>
        </text:list-item>
        <text:list-item>
          <text:p text:style-name="P3">human error in creating experiment files via copy &amp; paste</text:p>
        </text:list-item>
      </text:list>
      <text:p text:style-name="Standard"/>
      <text:p text:style-name="P1">Integrity constraints:</text:p>
      <text:p text:style-name="Standard"/>
      <text:p text:style-name="Standard">Warnings should be reported when data does not match the following integrity restraints.</text:p>
      <text:p text:style-name="Standard"/>
      <text:p text:style-name="Standard">Frozen stock files:</text:p>
      <text:list xml:id="list302914463" text:style-name="L3">
        <text:list-item>
          <text:p text:style-name="P4">strain names are unique</text:p>
        </text:list-item>
        <text:list-item>
          <text:p text:style-name="P4">relevant genotypes are in correct format</text:p>
          <text:list>
            <text:list-item>
              <text:p text:style-name="P4">null allele in lowercase</text:p>
            </text:list-item>
            <text:list-item>
              <text:p text:style-name="P4">diploid strains has both alleles separated by '/'</text:p>
            </text:list-item>
            <text:list-item>
              <text:p text:style-name="P4">wild type in caps</text:p>
            </text:list-item>
            <text:list-item>
              <text:p text:style-name="P4">over-expression written in caps, followed by '-OE'</text:p>
            </text:list-item>
            <text:list-item>
              <text:p text:style-name="P4">sequence modifications written in caps, followed by modification, i.e. '-GFP'</text:p>
            </text:list-item>
            <text:list-item>
              <text:p text:style-name="P4">plasmids following nuclear as '+ pName'</text:p>
            </text:list-item>
          </text:list>
        </text:list-item>
        <text:list-item>
          <text:p text:style-name="P4">mating types are valid</text:p>
          <text:list>
            <text:list-item>
              <text:p text:style-name="P4">alpha = '<text:span text:style-name="T1">α', 'alpha', 'MATα', 'MATalpha'</text:span></text:p>
            </text:list-item>
            <text:list-item>
              <text:p text:style-name="P6">a = 'a','MATa'</text:p>
            </text:list-item>
            <text:list-item>
              <text:p text:style-name="P6">diploid = 'a/α','diploid', 'dip'</text:p>
            </text:list-item>
          </text:list>
        </text:list-item>
      </text:list>
      <text:p text:style-name="P5">Experiment Files:</text:p>
      <text:list xml:id="list1275778590" text:continue-numbering="true" text:style-name="L3">
        <text:list-item>
          <text:p text:style-name="P6">first row contains header</text:p>
          <text:list>
            <text:list-item>
              <text:p text:style-name="P6">code</text:p>
            </text:list-item>
            <text:list-item>
              <text:p text:style-name="P6">strain name</text:p>
            </text:list-item>
            <text:list-item>
              <text:p text:style-name="P6">media (optional)</text:p>
            </text:list-item>
            <text:list-item>
              <text:p text:style-name="P6">temperature (optional)</text:p>
            </text:list-item>
            <text:list-item>
              <text:p text:style-name="P6">carbon source (optional)</text:p>
            </text:list-item>
            <text:list-item>
              <text:p text:style-name="P6">data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8T11:00:44</meta:creation-date>
    <dc:date>2010-02-09T11:56:28</dc:date>
    <meta:editing-duration>PT01H07M38S</meta:editing-duration>
    <meta:editing-cycles>10</meta:editing-cycles>
    <meta:generator>OpenOffice.org/3.1$Linux OpenOffice.org_project/310m19$Build-9420</meta:generator>
    <meta:document-statistic meta:table-count="0" meta:image-count="0" meta:object-count="0" meta:page-count="1" meta:paragraph-count="42" meta:word-count="271" meta:character-count="1523"/>
    <dc:creator>brady </dc:creator>
    <meta:user-defined meta:name="Info 1"/>
    <meta:user-defined meta:name="Info 2"/>
    <meta:user-defined meta:name="Info 3"/>
    <meta:user-defined meta:name="Info 4"/>
  </office:meta>
</office:document-meta>
</file>